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automatic-styles>
    <style:style style:name="Table1" style:family="table">
      <style:table-properties style:width="8.479cm" table:align="left"/>
    </style:style>
    <style:style style:name="Table1.A" style:family="table-column">
      <style:table-column-properties style:column-width="4.59cm"/>
    </style:style>
    <style:style style:name="Table1.B" style:family="table-column">
      <style:table-column-properties style:column-width="3.889cm"/>
    </style:style>
    <style:style style:name="Table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officeooo:rsid="00102c03" officeooo:paragraph-rsid="00102c03"/>
    </style:style>
    <style:style style:name="P2" style:family="paragraph" style:parent-style-name="Standard">
      <style:text-properties officeooo:rsid="0012d82c" officeooo:paragraph-rsid="0012d82c"/>
    </style:style>
    <style:style style:name="P3" style:family="paragraph" style:parent-style-name="Standard">
      <style:text-properties officeooo:rsid="0012d82c" officeooo:paragraph-rsid="0013131e"/>
    </style:style>
    <style:style style:name="P4" style:family="paragraph" style:parent-style-name="Standard">
      <style:text-properties officeooo:rsid="0013131e" officeooo:paragraph-rsid="0013131e"/>
    </style:style>
    <style:style style:name="P5" style:family="paragraph" style:parent-style-name="Standard">
      <style:paragraph-properties fo:break-before="page"/>
      <style:text-properties officeooo:rsid="0013131e" officeooo:paragraph-rsid="0013131e"/>
    </style:style>
    <style:style style:name="P6" style:family="paragraph" style:parent-style-name="Standard">
      <style:text-properties officeooo:rsid="0015bd74" officeooo:paragraph-rsid="0015bd74"/>
    </style:style>
    <style:style style:name="P7" style:family="paragraph" style:parent-style-name="Standard">
      <style:text-properties officeooo:rsid="001795f4" officeooo:paragraph-rsid="001795f4"/>
    </style:style>
    <style:style style:name="P8" style:family="paragraph" style:parent-style-name="Standard">
      <style:text-properties officeooo:rsid="00194b38" officeooo:paragraph-rsid="00194b38"/>
    </style:style>
    <style:style style:name="P9" style:family="paragraph" style:parent-style-name="Standard">
      <style:text-properties officeooo:rsid="001a788f" officeooo:paragraph-rsid="001a788f"/>
    </style:style>
    <style:style style:name="P10" style:family="paragraph" style:parent-style-name="Standard">
      <style:text-properties officeooo:rsid="00219f9d" officeooo:paragraph-rsid="00219f9d"/>
    </style:style>
    <style:style style:name="P11" style:family="paragraph" style:parent-style-name="Standard">
      <style:text-properties officeooo:rsid="00228157" officeooo:paragraph-rsid="00228157"/>
    </style:style>
    <style:style style:name="P12" style:family="paragraph" style:parent-style-name="Standard">
      <style:paragraph-properties fo:break-before="page"/>
      <style:text-properties officeooo:rsid="0027a78e" officeooo:paragraph-rsid="0027a78e"/>
    </style:style>
    <style:style style:name="P13" style:family="paragraph" style:parent-style-name="Standard">
      <style:text-properties officeooo:rsid="0027a78e" officeooo:paragraph-rsid="0027a78e"/>
    </style:style>
    <style:style style:name="P14" style:family="paragraph" style:parent-style-name="Standard">
      <style:text-properties officeooo:rsid="002d0784" officeooo:paragraph-rsid="002d0784"/>
    </style:style>
    <style:style style:name="P15" style:family="paragraph" style:parent-style-name="Standard">
      <style:text-properties officeooo:rsid="002f8699" officeooo:paragraph-rsid="002f8699"/>
    </style:style>
    <style:style style:name="P16" style:family="paragraph" style:parent-style-name="Standard">
      <style:text-properties officeooo:rsid="0028b296" officeooo:paragraph-rsid="0028b296"/>
    </style:style>
    <style:style style:name="P17" style:family="paragraph" style:parent-style-name="Standard">
      <style:text-properties officeooo:rsid="00302810" officeooo:paragraph-rsid="00302810"/>
    </style:style>
    <style:style style:name="P18" style:family="paragraph" style:parent-style-name="Standard">
      <style:text-properties officeooo:rsid="0037c708" officeooo:paragraph-rsid="0037c708"/>
    </style:style>
    <style:style style:name="P19" style:family="paragraph" style:parent-style-name="Standard">
      <style:paragraph-properties fo:break-before="page"/>
      <style:text-properties officeooo:rsid="003a9da7" officeooo:paragraph-rsid="003a9da7"/>
    </style:style>
    <style:style style:name="P20" style:family="paragraph" style:parent-style-name="Standard">
      <style:text-properties officeooo:rsid="003a9da7" officeooo:paragraph-rsid="003a9da7"/>
    </style:style>
    <style:style style:name="P21" style:family="paragraph" style:parent-style-name="Text_20_body">
      <style:text-properties officeooo:rsid="003a9da7" officeooo:paragraph-rsid="003a9da7"/>
    </style:style>
    <style:style style:name="P22" style:family="paragraph" style:parent-style-name="Standard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23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24" style:family="paragraph" style:parent-style-name="Text_20_body">
      <style:text-properties officeooo:paragraph-rsid="003a9da7"/>
    </style:style>
    <style:style style:name="P25" style:family="paragraph" style:parent-style-name="Text_20_body">
      <style:text-properties officeooo:rsid="003bd77a" officeooo:paragraph-rsid="003bd77a"/>
    </style:style>
    <style:style style:name="P26" style:family="paragraph" style:parent-style-name="Standard">
      <style:text-properties officeooo:rsid="00401b50" officeooo:paragraph-rsid="00401b50"/>
    </style:style>
    <style:style style:name="P27" style:family="paragraph" style:parent-style-name="Standard">
      <style:text-properties officeooo:rsid="0044b329" officeooo:paragraph-rsid="0044b329"/>
    </style:style>
    <style:style style:name="P28" style:family="paragraph" style:parent-style-name="Standard">
      <style:text-properties officeooo:paragraph-rsid="0044b329"/>
    </style:style>
    <style:style style:name="P29" style:family="paragraph" style:parent-style-name="Standard">
      <style:text-properties officeooo:rsid="0015bd74" officeooo:paragraph-rsid="0015bd74"/>
    </style:style>
    <style:style style:name="T1" style:family="text">
      <style:text-properties fo:font-variant="normal" fo:text-transform="none" style:font-name="Monaco" fo:font-size="13.5pt" fo:font-style="normal" fo:font-weight="normal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3c86f4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6" style:family="text">
      <style:text-properties officeooo:rsid="0019913c"/>
    </style:style>
    <style:style style:name="T7" style:family="text">
      <style:text-properties officeooo:rsid="001bcd97"/>
    </style:style>
    <style:style style:name="T8" style:family="text">
      <style:text-properties officeooo:rsid="001d1356"/>
    </style:style>
    <style:style style:name="T9" style:family="text">
      <style:text-properties officeooo:rsid="00206358"/>
    </style:style>
    <style:style style:name="T10" style:family="text">
      <style:text-properties officeooo:rsid="002bbc5a"/>
    </style:style>
    <style:style style:name="T11" style:family="text">
      <style:text-properties officeooo:rsid="0033cfb4"/>
    </style:style>
    <style:style style:name="T12" style:family="text">
      <style:text-properties officeooo:rsid="0035ceae"/>
    </style:style>
    <style:style style:name="T13" style:family="text">
      <style:text-properties officeooo:rsid="00362fbf"/>
    </style:style>
    <style:style style:name="T14" style:family="text">
      <style:text-properties officeooo:rsid="003e2fc3"/>
    </style:style>
    <style:style style:name="T15" style:family="text">
      <style:text-properties officeooo:rsid="0044b329"/>
    </style:style>
    <style:style style:name="T16" style:family="text">
      <style:text-properties officeooo:rsid="00461845"/>
    </style:style>
    <style:style style:name="T17" style:family="text">
      <style:text-properties officeooo:rsid="0046a4a5"/>
    </style:style>
    <style:style style:name="T18" style:family="text">
      <style:text-properties officeooo:rsid="00473cf3"/>
    </style:style>
    <style:style style:name="T19" style:family="text">
      <style:text-properties officeooo:rsid="0048e1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:</text:p>
      <text:p text:style-name="P1"/>
      <text:p text:style-name="P1">OS: Ubuntu 22.04</text:p>
      <text:p text:style-name="P1">Python: 3.10.12</text:p>
      <text:p text:style-name="P1"/>
      <text:p text:style-name="P2">In Ubuntu Software:</text:p>
      <text:p text:style-name="P3">Arduino</text:p>
      <text:p text:style-name="P4">Terminator (sudo apt install terminator)</text:p>
      <text:p text:style-name="P2">Brave (Optional, browser without adds)</text:p>
      <text:p text:style-name="P2"/>
      <text:p text:style-name="P9">Install pip:</text:p>
      <text:p text:style-name="P9">sudo apt install python3-pip</text:p>
      <text:p text:style-name="P9"/>
      <text:p text:style-name="P10">Install VS Code:<text:line-break/>sudo snap install code –classic</text:p>
      <text:p text:style-name="P11">Install VS Code Extensions:</text:p>
      <text:p text:style-name="P11">ROS – Developer has to be Microsoft</text:p>
      <text:p text:style-name="P11">Python – Developer has to be Microsoft</text:p>
      <text:p text:style-name="P16">Turn on auto save: File -&gt; Auto Save OR File -&gt; Preferences -&gt; Settings →(Write “auto save”) -&gt; Select afterDelay</text:p>
      <text:p text:style-name="P16"/>
      <text:p text:style-name="P17">Install Dynamixel Wizard:</text:p>
      <text:p text:style-name="P17">https://emanual.robotis.com/docs/en/software/dynamixel/dynamixel_wizard2/</text:p>
      <text:p text:style-name="P2"/>
      <text:p text:style-name="P7">Install Git and configure:</text:p>
      <text:p text:style-name="P1"><text:a xlink:type="simple" xlink:href="https://www.digitalocean.com/community/tutorials/how-to-install-git-on-ubuntu-22-04" text:style-name="Internet_20_link" text:visited-style-name="Visited_20_Internet_20_Link">https://www.digitalocean.com/community/tutorials/how-to-install-git-on-ubuntu-22-04</text:a></text:p>
      <text:p text:style-name="P1"/>
      <text:p text:style-name="P8">To create a <text:span text:style-name="T6">github</text:span> SSH authentication key follow this tutorial, but DO NOT PUT PASSWORD, it Enter when asked for password:</text:p>
      <text:p text:style-name="P8"><text:a xlink:type="simple" xlink:href="https://www.youtube.com/watch?v=WgZIv5HI44o" text:style-name="Internet_20_link" text:visited-style-name="Visited_20_Internet_20_Link">https://www.youtube.com/watch?v=WgZIv5HI44o</text:a></text:p>
      <text:p text:style-name="P1"/>
      <text:p text:style-name="P1">Install NVIDIA drivers:</text:p>
      <text:p text:style-name="P1"><text:a xlink:type="simple" xlink:href="https://www.cherryservers.com/blog/install-cuda-ubuntu" text:style-name="Internet_20_link" text:visited-style-name="Visited_20_Internet_20_Link">https://www.cherryservers.com/blog/install-cuda-ubuntu</text:a></text:p>
      <text:p text:style-name="P1">(Follow until step 5)</text:p>
      <text:p text:style-name="P1"/>
      <text:p text:style-name="P14">Arduino Libraries:</text:p>
      <text:p text:style-name="P14">Sketch → Include Libraries → Manage Libraries</text:p>
      <text:p text:style-name="P14">Adafruit NeoPixel</text:p>
      <text:p text:style-name="P1"/>
      <text:p text:style-name="P6">Install ROS2 humble:</text:p>
      <text:p text:style-name="P6"><text:a xlink:type="simple" xlink:href="https://docs.ros.org/en/humble/Installation/Ubuntu-Install-Debians.html" text:style-name="Internet_20_link" text:visited-style-name="Visited_20_Internet_20_Link">https://docs.ros.org/en/humble/Installation/Ubuntu-Install-Debians.html</text:a></text:p>
      <text:p text:style-name="P6"/>
      <text:p text:style-name="P6">Follow Tutorials (include ROS2 installation): </text:p>
      <text:p text:style-name="P6"><text:a xlink:type="simple" xlink:href="https://www.youtube.com/playlist?list=PLLSegLrePWgJudpPUof4-nVFHGkB62Izy" text:style-name="Internet_20_link" text:visited-style-name="Visited_20_Internet_20_Link">https://www.youtube.com/playlist?list=PLLSegLrePWgJudpPUof4-nVFHGkB62Izy</text:a></text:p>
      <text:p text:style-name="P6"/>
      <text:p text:style-name="P6">This tutorial includes a lot more than intalling ROS2 and subs and pubs examples, it does:</text:p>
      <text:p text:style-name="P6">- adds ws sources to ~/.bashrc</text:p>
      <text:p text:style-name="P6"/>
      <text:p text:style-name="P18">To work with UFACTORY xArm 6:</text:p>
      <text:p text:style-name="P18">- <text:a xlink:type="simple" xlink:href="https://www.ufactory.cc/ufactory-studio/" text:style-name="Internet_20_link" text:visited-style-name="Visited_20_Internet_20_Link">https://www.ufactory.cc/ufactory-studio/</text:a></text:p>
      <text:p text:style-name="P18">- Download Linux</text:p>
      <text:p text:style-name="P6"/>
      <text:p text:style-name="P6"><text:soft-page-break/></text:p>
      <text:p text:style-name="P26">To install realsense-viewer:</text:p>
      <text:p text:style-name="P27"/>
      <text:p text:style-name="P27">Follow the following link until the part that states: "Uninstalling the packages" </text:p>
      <text:p text:style-name="P26">https://github.com/IntelRealSense/librealsense/blob/master/doc/distribution_linux.md</text:p>
      <text:p text:style-name="P26"/>
      <text:p text:style-name="P26">To install librealsense<text:span text:style-name="T15">and some more necessary libraries</text:span>:</text:p>
      <text:p text:style-name="P27">First follow these instructions:</text:p>
      <text:p text:style-name="P26"><text:a xlink:type="simple" xlink:href="https://dev.intelrealsense.com/docs/compiling-librealsense-for-linux-ubuntu-guide" text:style-name="Internet_20_link" text:visited-style-name="Visited_20_Internet_20_Link">https://dev.intelrealsense.com/docs/compiling-librealsense-for-linux-ubuntu-guide</text:a></text:p>
      <text:p text:style-name="P28"><text:span text:style-name="T15">Then follow the “</text:span><text:span text:style-name="T2">Step 3: Install Intel® RealSense™ ROS2 wrapper</text:span><text:span text:style-name="T15">”:</text:span></text:p>
      <text:p text:style-name="P26"><text:a xlink:type="simple" xlink:href="https://github.com/IntelRealSense/realsense-ros/blob/ros2-development/README.md" text:style-name="Internet_20_link" text:visited-style-name="Visited_20_Internet_20_Link">https://github.com/IntelRealSense/realsense-ros/blob/ros2-development/README.md</text:a></text:p>
      <text:p text:style-name="P2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PACKAGES:</text:p>
      <text:p text:style-name="P15"/>
      <text:p text:style-name="P15"><text:tab/>low_level:</text:p>
      <text:p text:style-name="P15"><text:tab/><text:tab/>pip install pyserial</text:p>
      <text:p text:style-name="P15"><text:tab/><text:span text:style-name="T11">ps4_controller:</text:span></text:p>
      <text:p text:style-name="P15"><text:tab/><text:tab/>pip install pyPS4Controller</text:p>
      <text:p text:style-name="P6"><text:tab/><text:span text:style-name="T12">neck_dynamixel:</text:span></text:p>
      <text:p text:style-name="P6"><text:tab/><text:tab/>pip install dynamixel-sdk</text:p>
      <text:p text:style-name="P6"/>
      <text:p text:style-name="P6"><text:tab/><text:span text:style-name="T13">xarm:</text:span></text:p>
      <text:p text:style-name="P6"><text:tab/><text:tab/><text:span text:style-name="T13">Follow steps in: https://github.com/xArm-Developer/xarm_ros2/tree/humble?tab=readme-ov-file</text:span></text:p>
      <text:p text:style-name="P6"><text:tab/><text:tab/>sudo apt install ros-foxy-xacro ros-foxy-joint-state-publisher-gui</text:p>
      <text:p text:style-name="P6"><text:tab/><text:tab/>sudo apt install ros-foxy-gazebo-ros-pkgs</text:p>
      <text:p text:style-name="P6"><text:tab/><text:tab/>sudo apt install ros-foxy-ros2-control ros-foxy-ros2-controllers ros-foxy-gazebo-ros2-control</text:p>
      <text:p text:style-name="P6"><text:tab/><text:tab/></text:p>
      <text:p text:style-name="P6"/>
      <text:p text:style-name="P6"><text:tab/><text:span text:style-name="T14">yolos:</text:span></text:p>
      <text:p text:style-name="P6"><text:tab/><text:tab/>pip install ultralytics</text:p>
      <text:p text:style-name="P6"><text:tab/><text:tab/><text:span text:style-name="T18">to get the characteristics in yolo_pose:</text:span></text:p>
      <text:p text:style-name="P6"><text:tab/><text:tab/><text:tab/><text:span text:style-name="T18">pip install keras</text:span></text:p>
      <text:p text:style-name="P6"><text:tab/><text:tab/><text:tab/><text:span text:style-name="T19">pip install tensorflow</text:span></text:p>
      <text:p text:style-name="P6"/>
      <text:p text:style-name="P6"/>
      <text:p text:style-name="P6"><text:tab/><text:span text:style-name="T16">audio:</text:span></text:p>
      <text:p text:style-name="P6"><text:tab/><text:tab/>pip install SpeechRecognition</text:p>
      <text:p text:style-name="P6"><text:tab/><text:tab/>pip install pulsectl</text:p>
      <text:p text:style-name="P6"><text:tab/><text:tab/>sudo apt-get install portaudio19-dev</text:p>
      <text:p text:style-name="P6"><text:tab/><text:tab/>pip install PyAudio</text:p>
      <text:p text:style-name="P6"><text:tab/><text:tab/><text:tab/><text:span text:style-name="T17">if you get an ffmpeg error:</text:span></text:p>
      <text:p text:style-name="P6"><text:tab/><text:tab/><text:tab/><text:tab/><text:span text:style-name="Source_20_Text"><text:span text:style-name="T5">sudo apt update</text:span></text:span></text:p>
      <text:p text:style-name="P6"><text:span text:style-name="Source_20_Text"><text:span text:style-name="T5"><text:tab/><text:tab/><text:tab/><text:tab/>sudo apt install ffmpeg</text:span></text:span></text:p>
      <text:p text:style-name="P6"><text:soft-page-break/><text:tab/><text:tab/><text:tab/></text:p>
      <text:p text:style-name="P6"/>
      <text:p text:style-name="P6"/>
      <text:p text:style-name="P9">speakers novos:</text:p>
      <text:p text:style-name="P9">- pip install TTS</text:p>
      <text:p text:style-name="P9">- export PATH=$PATH:/home/utilizador/.local/bin <text:span text:style-name="T8">(s</text:span><text:span text:style-name="T9">o</text:span><text:span text:style-name="T8"> tts commands can be used in terminal) </text:span></text:p>
      <text:p text:style-name="P9">- <text:span text:style-name="T7">pip install pydub</text:span></text:p>
      <text:p text:style-name="P9">- <text:span text:style-name="T9">(editar depois install espeak)</text:span></text:p>
      <text:p text:style-name="P9">- <text:span text:style-name="T10">pip install pygame</text:span></text:p>
      <text:p text:style-name="P12">Possible ROS2 Errors:</text:p>
      <text:p text:style-name="P13"/>
      <text:p text:style-name="P13">When doing colcon build after creating the first package:</text:p>
      <text:p text:style-name="P13"/>
      <text:p text:style-name="P13">“/usr/lib/python3/dist-packages/setuptools/command/install.py:34: SetuptoolsDeprecationWarning: setup.py install is deprecated. Use build and pip and other standards-based tools.</text:p>
      <text:p text:style-name="P13"><text:s text:c="2"/>warnings.warn(</text:p>
      <text:p text:style-name="P13">---”</text:p>
      <text:p text:style-name="P13">pip3 list | grep setuptools</text:p>
      <text:p text:style-name="P13">pip3 install setuptools==58.2.0</text:p>
      <text:p text:style-name="P13">pip3 list | grep setuptools</text:p>
      <text:p text:style-name="P13"/>
      <text:p text:style-name="P13"/>
      <text:p text:style-name="P19">Links for new team members:</text:p>
      <text:p text:style-name="P20"><text:a xlink:type="simple" xlink:href="mailto:RoboCup@Home" text:style-name="Internet_20_link" text:visited-style-name="Visited_20_Internet_20_Link"/></text:p>
      <text:p text:style-name="P20"><text:a xlink:type="simple" xlink:href="mailto:RoboCup@Home" text:style-name="Internet_20_link" text:visited-style-name="Visited_20_Internet_20_Link">RoboCup@Home</text:a> official website:</text:p>
      <text:p text:style-name="P20"><text:a xlink:type="simple" xlink:href="https://athome.robocup.org/" text:style-name="Internet_20_link" text:visited-style-name="Visited_20_Internet_20_Link">https://athome.robocup.org/</text:a></text:p>
      <text:p text:style-name="P20"/>
      <text:p text:style-name="P20"><text:a xlink:type="simple" xlink:href="mailto:RoboCup@Home" text:style-name="Internet_20_link" text:visited-style-name="Visited_20_Internet_20_Link">RoboCup@Home</text:a> official Github:</text:p>
      <text:p text:style-name="P20"><text:a xlink:type="simple" xlink:href="https://github.com/RoboCupAtHome/" text:style-name="Internet_20_link" text:visited-style-name="Visited_20_Internet_20_Link">https://github.com/RoboCupAtHome/</text:a></text:p>
      <text:p text:style-name="P20"/>
      <text:p text:style-name="P20">Rulebook Link:<text:line-break/><text:a xlink:type="simple" xlink:href="https://robocupathome.github.io/RuleBook/rulebook/master.pdf" text:style-name="Internet_20_link" text:visited-style-name="Visited_20_Internet_20_Link">https://robocupathome.github.io/RuleBook/rulebook/master.pdf</text:a></text:p>
      <text:p text:style-name="P20"/>
      <text:p text:style-name="P20">CHARMIE Project Github:</text:p>
      <text:p text:style-name="P20"><text:a xlink:type="simple" xlink:href="https://github.com/SparkRibeiro21/charmie_ws" text:style-name="Internet_20_link" text:visited-style-name="Visited_20_Internet_20_Link">https://github.com/SparkRibeiro21/charmie_ws</text:a></text:p>
      <text:p text:style-name="P20"/>
      <text:p text:style-name="P20">CHARMIE Dataset:</text:p>
      <text:p text:style-name="P20"><text:a xlink:type="simple" xlink:href="https://github.com/SparkRibeiro21/charmie_ws/blob/main/objects/LAR_objects/LAR%20Dataset%20Objects.pdf" text:style-name="Internet_20_link" text:visited-style-name="Visited_20_Internet_20_Link">https://github.com/SparkRibeiro21/charmie_ws/blob/main/objects/LAR_objects/LAR%20Dataset%20Objects.pdf</text:a></text:p>
      <text:p text:style-name="P20"/>
      <text:p text:style-name="P20">Requirements nos vossos Pcs:</text:p>
      <text:p text:style-name="P22">OS: Ubuntu 22.04 LTS (Aconselho vivamente que façam dualboot, máquina virtual vai dar erros no ROS)</text:p>
      <text:p text:style-name="P22"/>
      <text:p text:style-name="P23">ROS2: Humble </text:p>
      <text:p text:style-name="P23">Para instalarem ROS2, aconselho a seguirem este set de tutoriais, eles instalam também o VSCode que é o interface que usamos para programar o robô, portanto é só seguir estes tutoriais. Além disso nestes tutoriais também vos explicam bem as bases todas que vão precisar de ROS2.</text:p>
      <text:p text:style-name="P21"><text:a xlink:type="simple" xlink:href="https://www.youtube.com/playlist?list=PLLSegLrePWgJudpPUof4-nVFHGkB62Izy" text:style-name="Internet_20_link" text:visited-style-name="Visited_20_Internet_20_Link"><text:span text:style-name="T2">https://www.youtube.com/playlist?list=PLLSegLrePWgJudpPUof4-nVFHGkB62Izy</text:span></text:a></text:p>
      <text:p text:style-name="P23"/>
      <text:p text:style-name="P24"><text:span text:style-name="T2">Arm (UFACTORY xArm 6): </text:span><text:a xlink:type="simple" xlink:href="https://github.com/xArm-Developer/xarm_ros2/tree/humble?tab=readme-ov-file" text:style-name="Internet_20_link" text:visited-style-name="Visited_20_Internet_20_Link"><text:span text:style-name="T4">xArm Humble Repo</text:span></text:a><text:span text:style-name="T2"> To setup the arm in your workspace, please follow the preparation steps on the xArm Humble repository.</text:span></text:p>
      <text:p text:style-name="P25"><text:span text:style-name="T2">(Isto vemos depois, </text:span><text:span text:style-name="T3">para já podem ir analisar as características do braço</text:span><text:span text:style-name="T2">)</text:span></text:p>
      <text:p text:style-name="P22"/>
      <text:p text:style-name="P22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>Terminator Keyboard Shortcuts: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plit Vertic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O</text:span></text:span></text:p>
          </table:table-cell>
        </table:table-row>
        <table:table-row>
          <table:table-cell table:style-name="Table1.A1" office:value-type="string">
            <text:p text:style-name="Table_20_Contents">Split Horizont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E</text:span></text:span></text:p>
          </table:table-cell>
        </table:table-row>
        <table:table-row>
          <table:table-cell table:style-name="Table1.A1" office:value-type="string">
            <text:p text:style-name="Table_20_Contents">Switch Next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N</text:span></text:span></text:p>
          </table:table-cell>
        </table:table-row>
        <table:table-row>
          <table:table-cell table:style-name="Table1.A1" office:value-type="string">
            <text:p text:style-name="Table_20_Contents">Switch Previous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P</text:span></text:span></text:p>
          </table:table-cell>
        </table:table-row>
        <table:table-row>
          <table:table-cell table:style-name="Table1.A1" office:value-type="string">
            <text:p text:style-name="Table_20_Contents">New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</text:span></text:span></text:p>
          </table:table-cell>
        </table:table-row>
        <table:table-row>
          <table:table-cell table:style-name="Table1.A1" office:value-type="string">
            <text:p text:style-name="Table_20_Contents">Next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Previous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Cop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C</text:span></text:span></text:p>
          </table:table-cell>
        </table:table-row>
        <table:table-row>
          <table:table-cell table:style-name="Table1.A1" office:value-type="string">
            <text:p text:style-name="Table_20_Contents">Paste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V</text:span></text:span></text:p>
          </table:table-cell>
        </table:table-row>
        <table:table-row>
          <table:table-cell table:style-name="Table1.A1" office:value-type="string">
            <text:p text:style-name="Table_20_Contents">Zoom In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+</text:span></text:span></text:p>
          </table:table-cell>
        </table:table-row>
        <table:table-row>
          <table:table-cell table:style-name="Table1.A1" office:value-type="string">
            <text:p text:style-name="Table_20_Contents">Zoom Out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-</text:span></text:span></text:p>
          </table:table-cell>
        </table:table-row>
        <table:table-row>
          <table:table-cell table:style-name="Table1.A1" office:value-type="string">
            <text:p text:style-name="Table_20_Contents">Reset Zoom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0</text:span></text:span></text:p>
          </table:table-cell>
        </table:table-row>
        <table:table-row>
          <table:table-cell table:style-name="Table1.A1" office:value-type="string">
            <text:p text:style-name="Table_20_Contents">Fullscreen Mode</text:p>
          </table:table-cell>
          <table:table-cell table:style-name="Table1.A1" office:value-type="string">
            <text:p text:style-name="Table_20_Contents"><text:span text:style-name="Source_20_Text"><text:span text:style-name="T1">F11</text:span></text:span></text:p>
          </table:table-cell>
        </table:table-row>
        <table:table-row>
          <table:table-cell table:style-name="Table1.A1" office:value-type="string">
            <text:p text:style-name="Table_20_Contents">Close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W</text:span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4:38:48.829790897</meta:creation-date>
    <dc:date>2024-04-10T18:26:13.334610052</dc:date>
    <meta:editing-duration>P5DT12H44M38S</meta:editing-duration>
    <meta:editing-cycles>23</meta:editing-cycles>
    <meta:generator>LibreOffice/7.3.7.2$Linux_X86_64 LibreOffice_project/30$Build-2</meta:generator>
    <meta:document-statistic meta:table-count="1" meta:image-count="0" meta:object-count="0" meta:page-count="6" meta:paragraph-count="130" meta:word-count="568" meta:character-count="4724" meta:non-whitespace-character-count="4223"/>
  </office:meta>
</office:document-meta>
</file>